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6" svg:font-family="'Segoe UI'"/>
    <style:font-face style:name="Segoe UI4" svg:font-family="'Segoe UI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36pt" style:font-size-complex="36pt"/>
    </style:style>
    <style:style style:name="P3" style:family="paragraph">
      <style:text-properties fo:font-size="24pt" style:font-size-asian="32pt" style:font-size-complex="32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Segoe UI4" style:font-name-asian="Segoe UI4" style:font-name-complex="Segoe UI4"/>
    </style:style>
    <style:style style:name="T3" style:family="text">
      <style:text-properties style:font-name="Segoe UI2" style:font-name-asian="Segoe UI4" style:font-name-complex="Segoe UI4"/>
    </style:style>
    <style:style style:name="T4" style:family="text">
      <style:text-properties style:font-name="Segoe UI2" fo:font-style="italic" fo:font-weight="bold" style:font-name-asian="Segoe UI4" style:font-style-asian="italic" style:font-weight-asian="bold" style:font-name-complex="Segoe UI4" style:font-style-complex="italic" style:font-weight-complex="bold"/>
    </style:style>
    <style:style style:name="T5" style:family="text">
      <style:text-properties style:font-name="Segoe UI2" fo:font-style="italic" style:font-name-asian="Segoe UI4" style:font-style-asian="italic" style:font-name-complex="Segoe UI4" style:font-style-complex="italic"/>
    </style:style>
    <style:style style:name="T6" style:family="text">
      <style:text-properties style:text-position="-33% 58%" style:font-name="Segoe UI2" style:font-name-asian="Segoe UI4" style:font-name-complex="Segoe UI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6pt" style:font-size-asian="36pt" style:font-size-complex="36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24pt" style:font-size-asian="32pt" style:font-size-complex="32pt"/>
    </style:style>
    <style:style style:name="T1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kartesische Koordinat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rechtwinkliges Koordinatensystem, d.h. ein Koordinatensystem, dessen Achsen alle im rechten Winkel zueinander steh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Vekto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gerichtete Größe: er hat eine Richtung und eine Läng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st ein Vektor immer in Bezug auf eine Basis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addiert man rechnerisch Vektor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Man addiert komponentenweise:</text:p>
            <text:p/>
            <text:p/>
            <text:p/>
          </draw:text-box>
        </draw:frame>
        <draw:frame draw:style-name="gr2" draw:text-style-name="P1" draw:layer="layout" svg:width="13.785cm" svg:height="3.359cm" svg:x="7.107cm" svg:y="10.82cm">
          <text:p/>
          <draw:object xlink:href="../Komponentenweise%20Addition%20von%20Vektoren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as Skalarprodukt für Vektoren im kartesischen Raum?</text:p>
          </draw:text-box>
        </draw:frame>
        <draw:frame presentation:style-name="pr5" draw:layer="layout" svg:width="25.199cm" svg:height="12.18cm" svg:x="1.4cm" svg:y="4.914cm" presentation:class="subtitle">
          <draw:text-box>
            <text:p>Im zweidimensionalen Fall:<text:line-break/></text:p>
            <text:p><text:span text:style-name="T1">a</text:span> <text:span text:style-name="T2">·</text:span><text:span text:style-name="T3"> </text:span><text:span text:style-name="T4">b</text:span><text:span text:style-name="T3"> = </text:span><text:span text:style-name="T5">a</text:span><text:span text:style-name="T6">1</text:span><text:span text:style-name="T5">b</text:span><text:span text:style-name="T6">1</text:span><text:span text:style-name="T3"> + </text:span><text:span text:style-name="T5">a</text:span><text:span text:style-name="T6">2</text:span><text:span text:style-name="T5">b</text:span><text:span text:style-name="T6">2</text:span><text:span text:style-name="T3"> + </text:span><text:span text:style-name="T5">a</text:span><text:span text:style-name="T6">3</text:span><text:span text:style-name="T5">b</text:span><text:span text:style-name="T6">3</text:span></text:p>
            <text:p/>
            <text:p/>
            <text:p>bzw. im dreidimensionalen Fall:</text:p>
            <text:p><text:span text:style-name="T1"/></text:p>
            <text:p><text:span text:style-name="T1">a</text:span> <text:span text:style-name="T2">·</text:span><text:span text:style-name="T3"> </text:span><text:span text:style-name="T4">b</text:span><text:span text:style-name="T3"> = </text:span><text:span text:style-name="T5">a</text:span><text:span text:style-name="T6">1</text:span><text:span text:style-name="T5">b</text:span><text:span text:style-name="T6">1</text:span><text:span text:style-name="T3"> + </text:span><text:span text:style-name="T5">a</text:span><text:span text:style-name="T6">2</text:span><text:span text:style-name="T5">b</text:span><text:span text:style-name="T6">2</text:span><text:span text:style-name="T3"> + </text:span><text:span text:style-name="T5">a</text:span><text:span text:style-name="T6">3</text:span><text:span text:style-name="T5">b</text:span><text:span text:style-name="T6">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ie Länge (der Betrag) eines Vektors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/>
            <text:p/>
            <text:p/>
            <text:p>Die Länge (die Norm, der Betrag) eines Vektors <text:span text:style-name="T1">a</text:span> ist die Wurzel aus dem Skalarprodukt des Vektors mit sich selbst</text:p>
          </draw:text-box>
        </draw:frame>
        <draw:frame draw:style-name="gr2" draw:text-style-name="P1" draw:layer="layout" svg:width="5.27cm" svg:height="1.228cm" svg:x="11.364cm" svg:y="8.885cm">
          <text:p/>
          <draw:object xlink:href="../Euklidische%20Norm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notiert man Vektoren in Polarkoordinate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Man gibt ihre <text:span text:style-name="T7">Länge</text:span> und ihren <text:span text:style-name="T7">Winkel zur x-Achse</text:span> an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Kann man Vektoren immer komponentenweise betrachte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Ja,</text:p>
            <text:p/>
            <text:p><text:s/>da einem Vektor immer eine Basis zugrundeliegt. Die einzelnen Komponenten eines Vektors sind daher immer linear unabhängig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2" draw:layer="layout" svg:width="25.199cm" svg:height="3.506cm" svg:x="1.4cm" svg:y="0.836cm" presentation:class="title" presentation:user-transformed="true">
          <draw:text-box>
            <text:p><text:span text:style-name="T8">Kann man Bewegungen und Kräfte immer in die einzelnen Komponenten entlang der Raumrichtungen aufteil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Ja,</text:p>
            <text:p/>
            <text:p><text:s/>da die Raumrichtungen eine Basis darstellen. Sie sind somit linear unabhängig voneinander und eine Aufteilung in die jeweiligen Komponenten möglich.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genau hat ein Vektor den Betrag Nul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<text:span text:style-name="T9">jede</text:span> seiner Komponenten Null ist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presentation:style-name="pr4" draw:text-style-name="P3" draw:layer="layout" svg:width="25.199cm" svg:height="3.506cm" svg:x="1.4cm" svg:y="0.833cm" presentation:class="title" presentation:user-transformed="true">
          <draw:text-box>
            <text:p><text:span text:style-name="T10">Wie sind die einzelnen Komponenten einer durch kinematische Ausdrücke beschriebenen Bewegung miteinander verknüpft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urch die gemeinsame Variable "Zeit" <text:span text:style-name="T11">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berechnet man einfach eine Wurfbah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Man betrachtet die Komponenten getrennt in x und y- Richtung.</text:p>
            <text:p/>
            <text:p><text:s/>Ist die Bewegung eine Funktion der Zeit, so sind sie über die gemeinsame Variable Zeit <text:span text:style-name="T11">t</text:span> verknüpft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6" svg:font-family="'Segoe UI'"/>
    <style:font-face style:name="Segoe UI4" svg:font-family="'Segoe UI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26M3S</meta:editing-duration>
    <meta:editing-cycles>14</meta:editing-cycles>
    <meta:generator>LibreOffice/4.3.4.1$Windows_x86 LibreOffice_project/bc356b2f991740509f321d70e4512a6a54c5f243</meta:generator>
    <dc:date>2015-03-01T18:38:35.872000000</dc:date>
    <meta:document-statistic meta:object-count="135"/>
  </office:meta>
</office:document-meta>
</file>